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1.92cm"/>
    </style:style>
    <style:style style:name="co2" style:family="table-column">
      <style:table-column-properties fo:break-before="auto" style:column-width="2.244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1.969cm"/>
    </style:style>
    <style:style style:name="co5" style:family="table-column">
      <style:table-column-properties fo:break-before="auto" style:column-width="1.531cm"/>
    </style:style>
    <style:style style:name="co6" style:family="table-column">
      <style:table-column-properties fo:break-before="auto" style:column-width="3.013cm"/>
    </style:style>
    <style:style style:name="co7" style:family="table-column">
      <style:table-column-properties fo:break-before="auto" style:column-width="2.051cm"/>
    </style:style>
    <style:style style:name="co8" style:family="table-column">
      <style:table-column-properties fo:break-before="auto" style:column-width="2.935cm"/>
    </style:style>
    <style:style style:name="co9" style:family="table-column">
      <style:table-column-properties fo:break-before="auto" style:column-width="2.963cm"/>
    </style:style>
    <style:style style:name="co10" style:family="table-column">
      <style:table-column-properties fo:break-before="auto" style:column-width="2.383cm"/>
    </style:style>
    <style:style style:name="co11" style:family="table-column">
      <style:table-column-properties fo:break-before="auto" style:column-width="1.609cm"/>
    </style:style>
    <style:style style:name="co12" style:family="table-column">
      <style:table-column-properties fo:break-before="auto" style:column-width="1.33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3" table:default-cell-style-name="Default"/>
        <table:table-column table:style-name="co12" table:number-columns-repeated="4" table:default-cell-style-name="Default"/>
        <table:table-column table:style-name="co5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d cells</text:p>
          </table:table-cell>
          <table:table-cell office:value-type="string" calcext:value-type="string">
            <text:p>Not evaluated</text:p>
          </table:table-cell>
          <table:table-cell/>
          <table:table-cell office:value-type="string" calcext:value-type="string">
            <text:p>Incoherent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Percentage Valid</text:p>
          </table:table-cell>
          <table:table-cell office:value-type="string" calcext:value-type="string">
            <text:p>Don't know</text:p>
          </table:table-cell>
          <table:table-cell office:value-type="string" calcext:value-type="string">
            <text:p>No interpretation</text:p>
          </table:table-cell>
          <table:table-cell office:value-type="string" calcext:value-type="string">
            <text:p>Corrected in MM</text:p>
          </table:table-cell>
          <table:table-cell office:value-type="string" calcext:value-type="string">
            <text:p>New concept</text:p>
          </table:table-cell>
          <table:table-cell/>
          <table:table-cell office:value-type="string" calcext:value-type="string">
            <text:p>Boolea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VariabilityConceptRef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Inconsisten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Comparison_of_3D_computer_graphics_software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76" calcext:value-type="float">
            <text:p>476</text:p>
          </table:table-cell>
          <table:table-cell table:style-name="ce1" table:formula="of:=[.F2]/([.B2]-[.C2])" office:value-type="percentage" office:value="0.906666666666667" calcext:value-type="percentage">
            <text:p>90.67%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802.15.4_radio_modules</text:p>
          </table:table-cell>
          <table:table-cell office:value-type="float" office:value="1426" calcext:value-type="float">
            <text:p>1426</text:p>
          </table:table-cell>
          <table:table-cell office:value-type="float" office:value="1036" calcext:value-type="float">
            <text:p>1036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0" calcext:value-type="float">
            <text:p>120</text:p>
          </table:table-cell>
          <table:table-cell table:style-name="ce1" table:formula="of:=[.F3]/([.B3]-[.C3])" office:value-type="percentage" office:value="0.307692307692308" calcext:value-type="percentage">
            <text:p>30.77%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accounting_software</text:p>
          </table:table-cell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 table:style-name="ce1" table:formula="of:=[.F4]/([.B4]-[.C4])" office:value-type="percentage" office:value="1" calcext:value-type="percentage">
            <text:p>100.00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ADC_software</text:p>
          </table:table-cell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22" calcext:value-type="float">
            <text:p>622</text:p>
          </table:table-cell>
          <table:table-cell table:style-name="ce1" table:formula="of:=[.F5]/([.B5]-[.C5])" office:value-type="percentage" office:value="0.939577039274924" calcext:value-type="percentage">
            <text:p>93.96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ad_servers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63" calcext:value-type="float">
            <text:p>163</text:p>
          </table:table-cell>
          <table:table-cell table:style-name="ce1" table:formula="of:=[.F6]/([.B6]-[.C6])" office:value-type="percentage" office:value="0.823232323232323" calcext:value-type="percentage">
            <text:p>82.32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agent-based_modeling_software</text:p>
          </table:table-cell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86" calcext:value-type="float">
            <text:p>586</text:p>
          </table:table-cell>
          <table:table-cell table:style-name="ce1" table:formula="of:=[.F7]/([.B7]-[.C7])" office:value-type="percentage" office:value="0.882530120481928" calcext:value-type="percentage">
            <text:p>88.25%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alcopops</text:p>
          </table:table-cell>
          <table:table-cell office:value-type="float" office:value="451" calcext:value-type="float">
            <text:p>451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table:style-name="ce1" table:formula="of:=[.F8]/([.B8]-[.C8])" office:value-type="percentage" office:value="1" calcext:value-type="percentage">
            <text:p>100.00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AMD_chipsets</text:p>
          </table:table-cell>
          <table:table-cell office:value-type="float" office:value="770" calcext:value-type="float">
            <text:p>77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570" calcext:value-type="float">
            <text:p>570</text:p>
          </table:table-cell>
          <table:table-cell table:style-name="ce1" table:formula="of:=[.F9]/([.B9]-[.C9])" office:value-type="percentage" office:value="0.84070796460177" calcext:value-type="percentage">
            <text:p>84.07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AMD_CPU_microarchitectures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style-name="ce1" table:formula="of:=[.F10]/([.B10]-[.C10])" office:value-type="percentage" office:value="1" calcext:value-type="percentage">
            <text:p>100.00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Android_devices</text:p>
          </table:table-cell>
          <table:table-cell office:value-type="float" office:value="4341" calcext:value-type="float">
            <text:p>4341</text:p>
          </table:table-cell>
          <table:table-cell office:value-type="float" office:value="3043" calcext:value-type="float">
            <text:p>30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33" calcext:value-type="float">
            <text:p>1033</text:p>
          </table:table-cell>
          <table:table-cell table:style-name="ce1" table:formula="of:=[.F11]/([.B11]-[.C11])" office:value-type="percentage" office:value="0.795839753466872" calcext:value-type="percentage">
            <text:p>79.58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137" calcext:value-type="float">
            <text:p>13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Android_e-book_reader_software</text:p>
          </table:table-cell>
          <table:table-cell office:value-type="float" office:value="982" calcext:value-type="float">
            <text:p>9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61" calcext:value-type="float">
            <text:p>961</text:p>
          </table:table-cell>
          <table:table-cell table:style-name="ce1" table:formula="of:=[.F12]/([.B12]-[.C12])" office:value-type="percentage" office:value="0.978615071283096" calcext:value-type="percentage">
            <text:p>97.86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antivirus_software</text:p>
          </table:table-cell>
          <table:table-cell office:value-type="float" office:value="2904" calcext:value-type="float">
            <text:p>2904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235" calcext:value-type="float">
            <text:p>2235</text:p>
          </table:table-cell>
          <table:table-cell table:style-name="ce1" table:formula="of:=[.F13]/([.B13]-[.C13])" office:value-type="percentage" office:value="0.991570541259982" calcext:value-type="percentage">
            <text:p>99.16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application_virtualization_software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205" calcext:value-type="float">
            <text:p>205</text:p>
          </table:table-cell>
          <table:table-cell table:style-name="ce1" table:formula="of:=[.F14]/([.B14]-[.C14])" office:value-type="percentage" office:value="0.574229691876751" calcext:value-type="percentage">
            <text:p>57.42%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assemblers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83" calcext:value-type="float">
            <text:p>283</text:p>
          </table:table-cell>
          <table:table-cell table:style-name="ce1" table:formula="of:=[.F15]/([.B15]-[.C15])" office:value-type="percentage" office:value="0.87888198757764" calcext:value-type="percentage">
            <text:p>87.89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ATI_chipsets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table:style-name="ce1" table:formula="of:=[.F16]/([.B16]-[.C16])" office:value-type="percentage" office:value="0.809375" calcext:value-type="percentage">
            <text:p>80.94%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audio_formats</text:p>
          </table:table-cell>
          <table:table-cell office:value-type="float" office:value="1339" calcext:value-type="float">
            <text:p>13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1118" calcext:value-type="float">
            <text:p>1118</text:p>
          </table:table-cell>
          <table:table-cell table:style-name="ce1" table:formula="of:=[.F17]/([.B17]-[.C17])" office:value-type="percentage" office:value="0.83495145631068" calcext:value-type="percentage">
            <text:p>83.50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audio_synthesis_environments</text:p>
          </table:table-cell>
          <table:table-cell office:value-type="float" office:value="328" calcext:value-type="float">
            <text:p>32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87" calcext:value-type="float">
            <text:p>187</text:p>
          </table:table-cell>
          <table:table-cell table:style-name="ce1" table:formula="of:=[.F18]/([.B18]-[.C18])" office:value-type="percentage" office:value="0.615131578947368" calcext:value-type="percentage">
            <text:p>61.51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behavioral_experiment_software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style-name="ce1" table:formula="of:=[.F19]/([.B19]-[.C19])" office:value-type="percentage" office:value="1" calcext:value-type="percentage">
            <text:p>100.00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birth_control_methods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64" calcext:value-type="float">
            <text:p>164</text:p>
          </table:table-cell>
          <table:table-cell table:style-name="ce1" table:formula="of:=[.F20]/([.B20]-[.C20])" office:value-type="percentage" office:value="0.828282828282828" calcext:value-type="percentage">
            <text:p>82.83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BitTorrent_sites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table:style-name="ce1" table:formula="of:=[.F21]/([.B21]-[.C21])" office:value-type="percentage" office:value="1" calcext:value-type="percentage">
            <text:p>100.00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BitTorrent_tracker_software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1" table:formula="of:=[.F22]/([.B22]-[.C22])" office:value-type="percentage" office:value="0.75" calcext:value-type="percentage">
            <text:p>75.00%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brainwave_entrainment_software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style-name="ce1" table:formula="of:=[.F23]/([.B23]-[.C23])" office:value-type="percentage" office:value="0.971590909090909" calcext:value-type="percentage">
            <text:p>97.16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BSD_operating_systems</text:p>
          </table:table-cell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 table:style-name="ce1" table:formula="of:=[.F24]/([.B24]-[.C24])" office:value-type="percentage" office:value="0.934873949579832" calcext:value-type="percentage">
            <text:p>93.49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business_integration_software</text:p>
          </table:table-cell>
          <table:table-cell office:value-type="float" office:value="1198" calcext:value-type="float">
            <text:p>1198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722" calcext:value-type="float">
            <text:p>722</text:p>
          </table:table-cell>
          <table:table-cell table:style-name="ce1" table:formula="of:=[.F25]/([.B25]-[.C25])" office:value-type="percentage" office:value="0.866746698679472" calcext:value-type="percentage">
            <text:p>86.67%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Business_Process_Modeling_Notation_tools</text:p>
          </table:table-cell>
          <table:table-cell office:value-type="float" office:value="259" calcext:value-type="float">
            <text:p>25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style-name="ce1" table:formula="of:=[.F26]/([.B26]-[.C26])" office:value-type="percentage" office:value="0.844621513944223" calcext:value-type="percentage">
            <text:p>84.46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CAD,_CAM_and_CAE_file_viewers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style-name="ce1" table:formula="of:=[.F27]/([.B27]-[.C27])" office:value-type="percentage" office:value="0.935672514619883" calcext:value-type="percentage">
            <text:p>93.57%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CalDAV_and_CardDAV_implementations</text:p>
          </table:table-cell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table:style-name="ce1" table:formula="of:=[.F28]/([.B28]-[.C28])" office:value-type="percentage" office:value="0.994252873563218" calcext:value-type="percentage">
            <text:p>99.43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California_ski_resorts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style-name="ce1" table:formula="of:=[.F29]/([.B29]-[.C29])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28" calcext:value-type="float">
            <text:p>2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Canadian-tax_preparation_software_for_personal_use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style-name="ce1" table:formula="of:=[.F30]/([.B30]-[.C30])" office:value-type="percentage" office:value="0.798994974874372" calcext:value-type="percentage">
            <text:p>79.90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chess_video_games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style-name="ce1" table:formula="of:=[.F31]/([.B31]-[.C31])" office:value-type="percentage" office:value="0.503086419753086" calcext:value-type="percentage">
            <text:p>50.31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cluster_software</text:p>
          </table:table-cell>
          <table:table-cell office:value-type="float" office:value="408" calcext:value-type="float">
            <text:p>40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 table:style-name="ce1" table:formula="of:=[.F32]/([.B32]-[.C32])" office:value-type="percentage" office:value="1" calcext:value-type="percentage">
            <text:p>100.00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code_generation_tools</text:p>
          </table:table-cell>
          <table:table-cell office:value-type="float" office:value="505" calcext:value-type="float">
            <text:p>50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table:style-name="ce1" table:formula="of:=[.F33]/([.B33]-[.C33])" office:value-type="percentage" office:value="0.723577235772358" calcext:value-type="percentage">
            <text:p>72.36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cognitive_architectures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style-name="ce1" table:formula="of:=[.F34]/([.B34]-[.C34])" office:value-type="percentage" office:value="0.847682119205298" calcext:value-type="percentage">
            <text:p>84.77%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Colorado_ski_resorts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table:style-name="ce1" table:formula="of:=[.F35]/([.B35]-[.C35])" office:value-type="percentage" office:value="0.875" calcext:value-type="percentage">
            <text:p>87.50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consumer_brainâ€“computer_interfaces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style-name="ce1" table:formula="of:=[.F36]/([.B36]-[.C36])" office:value-type="percentage" office:value="0.88034188034188" calcext:value-type="percentage">
            <text:p>88.03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continuous_integration_software</text:p>
          </table:table-cell>
          <table:table-cell office:value-type="float" office:value="1190" calcext:value-type="float">
            <text:p>11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87" calcext:value-type="float">
            <text:p>1187</text:p>
          </table:table-cell>
          <table:table-cell table:style-name="ce1" table:formula="of:=[.F37]/([.B37]-[.C37])" office:value-type="percentage" office:value="0.998317914213625" calcext:value-type="percentage">
            <text:p>99.83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CRM_systems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table:style-name="ce1" table:formula="of:=[.F38]/([.B38]-[.C38])" office:value-type="percentage" office:value="0.883928571428571" calcext:value-type="percentage">
            <text:p>88.39%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crowd_funding_services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04" calcext:value-type="float">
            <text:p>304</text:p>
          </table:table-cell>
          <table:table-cell table:style-name="ce1" table:formula="of:=[.F39]/([.B39]-[.C39])" office:value-type="percentage" office:value="0.873563218390805" calcext:value-type="percentage">
            <text:p>87.36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database_tools</text:p>
          </table:table-cell>
          <table:table-cell office:value-type="float" office:value="1232" calcext:value-type="float">
            <text:p>1232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table:style-name="ce1" table:formula="of:=[.F40]/([.B40]-[.C40])" office:value-type="percentage" office:value="0.930211202938476" calcext:value-type="percentage">
            <text:p>93.02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data_modeling_tools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style-name="ce1" table:formula="of:=[.F41]/([.B41]-[.C41])" office:value-type="percentage" office:value="0.934426229508197" calcext:value-type="percentage">
            <text:p>93.44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debugger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1" table:formula="of:=[.F42]/([.B42]-[.C42])" office:value-type="percentage" office:value="0.9" calcext:value-type="percentage">
            <text:p>90.00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defragmentation_software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table:style-name="ce1" table:formula="of:=[.F43]/([.B43]-[.C43])" office:value-type="percentage" office:value="0.988636363636364" calcext:value-type="percentage">
            <text:p>98.86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dental_practice_management_software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style-name="ce1" table:formula="of:=[.F44]/([.B44]-[.C44])" office:value-type="percentage" office:value="1" calcext:value-type="percentage">
            <text:p>100.00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desktop_application_launchers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style-name="ce1" table:formula="of:=[.F45]/([.B45]-[.C45])" office:value-type="percentage" office:value="0.797153024911032" calcext:value-type="percentage">
            <text:p>79.72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desktop_publishing_software</text:p>
          </table:table-cell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table:style-name="ce1" table:formula="of:=[.F46]/([.B46]-[.C46])" office:value-type="percentage" office:value="1" calcext:value-type="percentage">
            <text:p>100.00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development_estimation_software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style-name="ce1" table:formula="of:=[.F47]/([.B47]-[.C47])" office:value-type="percentage" office:value="0.96969696969697" calcext:value-type="percentage">
            <text:p>96.97%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DEX_software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1" table:formula="of:=[.F48]/([.B48]-[.C48])" office:value-type="percentage" office:value="0.986842105263158" calcext:value-type="percentage">
            <text:p>98.68%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digital_SLRs</text:p>
          </table:table-cell>
          <table:table-cell office:value-type="float" office:value="1210" calcext:value-type="float">
            <text:p>1210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table:style-name="ce1" table:formula="of:=[.F49]/([.B49]-[.C49])" office:value-type="percentage" office:value="0.881818181818182" calcext:value-type="percentage">
            <text:p>88.18%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disc_image_software</text:p>
          </table:table-cell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57" calcext:value-type="float">
            <text:p>557</text:p>
          </table:table-cell>
          <table:table-cell table:style-name="ce1" table:formula="of:=[.F50]/([.B50]-[.C50])" office:value-type="percentage" office:value="0.99820788530466" calcext:value-type="percentage">
            <text:p>99.82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disk_cloning_software</text:p>
          </table:table-cell>
          <table:table-cell office:value-type="float" office:value="266" calcext:value-type="float">
            <text:p>266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style-name="ce1" table:formula="of:=[.F51]/([.B51]-[.C51])" office:value-type="percentage" office:value="1" calcext:value-type="percentage">
            <text:p>100.00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display_technology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table:style-name="ce1" table:formula="of:=[.F52]/([.B52]-[.C52])" office:value-type="percentage" office:value="0.984" calcext:value-type="percentage">
            <text:p>98.40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distributed_file_systems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style-name="ce1" table:formula="of:=[.F53]/([.B53]-[.C53])" office:value-type="percentage" office:value="0.945945945945946" calcext:value-type="percentage">
            <text:p>94.59%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document_interfaces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style-name="ce1" table:formula="of:=[.F54]/([.B54]-[.C54])" office:value-type="percentage" office:value="0.904761904761905" calcext:value-type="percentage">
            <text:p>90.48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document_markup_languages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50" calcext:value-type="float">
            <text:p>150</text:p>
          </table:table-cell>
          <table:table-cell table:style-name="ce1" table:formula="of:=[.F55]/([.B55]-[.C55])" office:value-type="percentage" office:value="0.742574257425743" calcext:value-type="percentage">
            <text:p>74.26%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domestic_robots</text:p>
          </table:table-cell>
          <table:table-cell office:value-type="float" office:value="328" calcext:value-type="float">
            <text:p>32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style-name="ce1" table:formula="of:=[.F56]/([.B56]-[.C56])" office:value-type="percentage" office:value="1" calcext:value-type="percentage">
            <text:p>100.00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dosimeters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style-name="ce1" table:formula="of:=[.F57]/([.B57]-[.C57])" office:value-type="percentage" office:value="1" calcext:value-type="percentage">
            <text:p>100.00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early_word_processors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style-name="ce1" table:formula="of:=[.F58]/([.B58]-[.C58])" office:value-type="percentage" office:value="0.952380952380952" calcext:value-type="percentage">
            <text:p>95.24%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early_World_War_II_tanks</text:p>
          </table:table-cell>
          <table:table-cell office:value-type="float" office:value="390" calcext:value-type="float">
            <text:p>39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style-name="ce1" table:formula="of:=[.F59]/([.B59]-[.C59])" office:value-type="percentage" office:value="0.368131868131868" calcext:value-type="percentage">
            <text:p>36.81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e-book_formats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table:style-name="ce1" table:formula="of:=[.F60]/([.B60]-[.C60])" office:value-type="percentage" office:value="0.995260663507109" calcext:value-type="percentage">
            <text:p>99.53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EDA_software</text:p>
          </table:table-cell>
          <table:table-cell office:value-type="float" office:value="442" calcext:value-type="float">
            <text:p>442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1" table:formula="of:=[.F61]/([.B61]-[.C61])" office:value-type="percentage" office:value="0.75" calcext:value-type="percentage">
            <text:p>75.00%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eDonkey_software</text:p>
          </table:table-cell>
          <table:table-cell office:value-type="float" office:value="781" calcext:value-type="float">
            <text:p>781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25" calcext:value-type="float">
            <text:p>225</text:p>
          </table:table-cell>
          <table:table-cell table:style-name="ce1" table:formula="of:=[.F62]/([.B62]-[.C62])" office:value-type="percentage" office:value="0.775862068965517" calcext:value-type="percentage">
            <text:p>77.59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educational_websites_for_children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table:style-name="ce1" table:formula="of:=[.F63]/([.B63]-[.C63])" office:value-type="percentage" office:value="0.617647058823529" calcext:value-type="percentage">
            <text:p>61.76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embedded_computer_systems_on_board_the_Mars_rover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1" table:formula="of:=[.F64]/([.B64]-[.C64])" office:value-type="percentage" office:value="0.833333333333333" calcext:value-type="percentage">
            <text:p>83.33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encrypted_external_drives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style-name="ce1" table:formula="of:=[.F65]/([.B65]-[.C65])" office:value-type="percentage" office:value="0.987551867219917" calcext:value-type="percentage">
            <text:p>98.76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enterprise_bookmarking_platforms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table:style-name="ce1" table:formula="of:=[.F66]/([.B66]-[.C66])" office:value-type="percentage" office:value="0.904605263157895" calcext:value-type="percentage">
            <text:p>90.46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executable_file_formats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table:style-name="ce1" table:formula="of:=[.F67]/([.B67]-[.C67])" office:value-type="percentage" office:value="0.927899686520376" calcext:value-type="percentage">
            <text:p>92.79%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facial_image_datasets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style-name="ce1" table:formula="of:=[.F68]/([.B68]-[.C68])" office:value-type="percentage" office:value="0.888888888888889" calcext:value-type="percentage">
            <text:p>88.89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fanless_layer_2_switches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table:style-name="ce1" table:formula="of:=[.F69]/([.B69]-[.C69])" office:value-type="percentage" office:value="0.993333333333333" calcext:value-type="percentage">
            <text:p>99.33%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feed_aggregators</text:p>
          </table:table-cell>
          <table:table-cell office:value-type="float" office:value="2164" calcext:value-type="float">
            <text:p>2164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69" calcext:value-type="float">
            <text:p>2069</text:p>
          </table:table-cell>
          <table:table-cell table:style-name="ce1" table:formula="of:=[.F70]/([.B70]-[.C70])" office:value-type="percentage" office:value="0.983832620066572" calcext:value-type="percentage">
            <text:p>98.38%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file_comparison_tools</text:p>
          </table:table-cell>
          <table:table-cell office:value-type="float" office:value="841" calcext:value-type="float">
            <text:p>8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31" calcext:value-type="float">
            <text:p>831</text:p>
          </table:table-cell>
          <table:table-cell table:style-name="ce1" table:formula="of:=[.F71]/([.B71]-[.C71])" office:value-type="percentage" office:value="0.989285714285714" calcext:value-type="percentage">
            <text:p>98.93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file_hosting_services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table:style-name="ce1" table:formula="of:=[.F72]/([.B72]-[.C72])" office:value-type="percentage" office:value="0.861660079051383" calcext:value-type="percentage">
            <text:p>86.17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file_verification_software</text:p>
          </table:table-cell>
          <table:table-cell office:value-type="float" office:value="1442" calcext:value-type="float">
            <text:p>14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51" calcext:value-type="float">
            <text:p>1351</text:p>
          </table:table-cell>
          <table:table-cell table:style-name="ce1" table:formula="of:=[.F73]/([.B73]-[.C73])" office:value-type="percentage" office:value="0.937543372657876" calcext:value-type="percentage">
            <text:p>93.75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free_and_open-source_software_licenses</text:p>
          </table:table-cell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 table:style-name="ce1" table:formula="of:=[.F74]/([.B74]-[.C74])" office:value-type="percentage" office:value="0.946257197696737" calcext:value-type="percentage">
            <text:p>94.63%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free_credit_report_website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1" table:formula="of:=[.F75]/([.B75]-[.C75])" office:value-type="percentage" office:value="0.533333333333333" calcext:value-type="percentage">
            <text:p>53.33%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free_software_e-commerce_web_application_frameworks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style-name="ce1" table:formula="of:=[.F76]/([.B76]-[.C76])" office:value-type="percentage" office:value="1" calcext:value-type="percentage">
            <text:p>100.00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75])" office:value-type="float" office:value="39416" calcext:value-type="float">
            <text:p>39416</text:p>
          </table:table-cell>
          <table:table-cell table:formula="of:=SUM([.C2:.C75])" office:value-type="float" office:value="8130" calcext:value-type="float">
            <text:p>8130</text:p>
          </table:table-cell>
          <table:table-cell/>
          <table:table-cell table:formula="of:=SUM([.E2:.E75])" office:value-type="float" office:value="1192" calcext:value-type="float">
            <text:p>1192</text:p>
          </table:table-cell>
          <table:table-cell table:formula="of:=SUM([.F2:.F75])" office:value-type="float" office:value="27931" calcext:value-type="float">
            <text:p>27931</text:p>
          </table:table-cell>
          <table:table-cell/>
          <table:table-cell table:formula="of:=SUM([.H2:.H75])" office:value-type="float" office:value="92" calcext:value-type="float">
            <text:p>92</text:p>
          </table:table-cell>
          <table:table-cell table:formula="of:=SUM([.I2:.I75])" office:value-type="float" office:value="85" calcext:value-type="float">
            <text:p>85</text:p>
          </table:table-cell>
          <table:table-cell table:formula="of:=SUM([.J2:.J75])" office:value-type="float" office:value="700" calcext:value-type="float">
            <text:p>700</text:p>
          </table:table-cell>
          <table:table-cell table:formula="of:=SUM([.K2:.K75])" office:value-type="float" office:value="1286" calcext:value-type="float">
            <text:p>1286</text:p>
          </table:table-cell>
          <table:table-cell/>
          <table:table-cell table:formula="of:=SUM([.M2:.M75])" office:value-type="float" office:value="21" calcext:value-type="float">
            <text:p>21</text:p>
          </table:table-cell>
          <table:table-cell table:formula="of:=SUM([.N2:.N75])" office:value-type="float" office:value="202" calcext:value-type="float">
            <text:p>202</text:p>
          </table:table-cell>
          <table:table-cell table:formula="of:=SUM([.O2:.O75])" office:value-type="float" office:value="223" calcext:value-type="float">
            <text:p>223</text:p>
          </table:table-cell>
          <table:table-cell table:formula="of:=SUM([.P2:.P75])" office:value-type="float" office:value="870" calcext:value-type="float">
            <text:p>870</text:p>
          </table:table-cell>
          <table:table-cell table:formula="of:=SUM([.Q2:.Q75])" office:value-type="float" office:value="143" calcext:value-type="float">
            <text:p>143</text:p>
          </table:table-cell>
          <table:table-cell table:formula="of:=SUM([.R2:.R75])" office:value-type="float" office:value="13" calcext:value-type="float">
            <text:p>13</text:p>
          </table:table-cell>
          <table:table-cell table:formula="of:=SUM([.S2:.S75])" office:value-type="float" office:value="193" calcext:value-type="float">
            <text:p>193</text:p>
          </table:table-cell>
          <table:table-cell table:formula="of:=SUM([.T2:.T75])" office:value-type="float" office:value="0" calcext:value-type="float">
            <text:p>0</text:p>
          </table:table-cell>
          <table:table-cell table:formula="of:=SUM([.U2:.U75])" office:value-type="float" office:value="316" calcext:value-type="float">
            <text:p>316</text:p>
          </table:table-cell>
          <table:table-cell table:formula="of:=SUM([.V2:.V75])" office:value-type="float" office:value="5" calcext:value-type="float">
            <text:p>5</text:p>
          </table:table-cell>
          <table:table-cell table:formula="of:=SUM([.W2:.W7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centage</text:p>
          </table:table-cell>
          <table:table-cell table:style-name="ce1"/>
          <table:table-cell table:style-name="ce1" table:formula="of:=[.C78]/[.$B$78]" office:value-type="percentage" office:value="0.20626141668358" calcext:value-type="percentage">
            <text:p>20.63%</text:p>
          </table:table-cell>
          <table:table-cell table:style-name="ce1"/>
          <table:table-cell table:style-name="ce1" table:formula="of:=[.E78]/[.$B$82]" office:value-type="percentage" office:value="0.0381001086748066" calcext:value-type="percentage">
            <text:p>3.81%</text:p>
          </table:table-cell>
          <table:table-cell table:style-name="ce1" table:formula="of:=[.F78]/[.$B$82]" office:value-type="percentage" office:value="0.89276353640606" calcext:value-type="percentage">
            <text:p>89.28%</text:p>
          </table:table-cell>
          <table:table-cell table:style-name="ce1"/>
          <table:table-cell table:style-name="ce1" table:formula="of:=[.H78]/[.$B$82]" office:value-type="percentage" office:value="0.0029406124144985" calcext:value-type="percentage">
            <text:p>0.29%</text:p>
          </table:table-cell>
          <table:table-cell table:style-name="ce1" table:formula="of:=[.I78]/[.$B$82]" office:value-type="percentage" office:value="0.00271687016556926" calcext:value-type="percentage">
            <text:p>0.27%</text:p>
          </table:table-cell>
          <table:table-cell table:style-name="ce1" table:formula="of:=[.J78]/[.$B$82]" office:value-type="percentage" office:value="0.0223742248929233" calcext:value-type="percentage">
            <text:p>2.24%</text:p>
          </table:table-cell>
          <table:table-cell table:style-name="ce1" table:formula="of:=[.K78]/[.$B$82]" office:value-type="percentage" office:value="0.041104647446142" calcext:value-type="percentage">
            <text:p>4.11%</text:p>
          </table:table-cell>
          <table:table-cell table:style-name="ce1"/>
          <table:table-cell table:style-name="ce1" table:formula="of:=[.M78]/[.$B$83]" office:value-type="percentage" office:value="0.0105740181268882" calcext:value-type="percentage">
            <text:p>1.06%</text:p>
          </table:table-cell>
          <table:table-cell table:style-name="ce1" table:formula="of:=[.N78]/[.$B$83]" office:value-type="percentage" office:value="0.10171198388721" calcext:value-type="percentage">
            <text:p>10.17%</text:p>
          </table:table-cell>
          <table:table-cell table:style-name="ce1" table:formula="of:=[.O78]/[.$B$83]" office:value-type="percentage" office:value="0.112286002014099" calcext:value-type="percentage">
            <text:p>11.23%</text:p>
          </table:table-cell>
          <table:table-cell table:style-name="ce1" table:formula="of:=[.P78]/[.$B$83]" office:value-type="percentage" office:value="0.438066465256798" calcext:value-type="percentage">
            <text:p>43.81%</text:p>
          </table:table-cell>
          <table:table-cell table:style-name="ce1" table:formula="of:=[.Q78]/[.$B$83]" office:value-type="percentage" office:value="0.0720040281973817" calcext:value-type="percentage">
            <text:p>7.20%</text:p>
          </table:table-cell>
          <table:table-cell table:style-name="ce1" table:formula="of:=[.R78]/[.$B$83]" office:value-type="percentage" office:value="0.00654582074521652" calcext:value-type="percentage">
            <text:p>0.65%</text:p>
          </table:table-cell>
          <table:table-cell table:style-name="ce1" table:formula="of:=[.S78]/[.$B$83]" office:value-type="percentage" office:value="0.0971802618328298" calcext:value-type="percentage">
            <text:p>9.72%</text:p>
          </table:table-cell>
          <table:table-cell table:style-name="ce1" table:formula="of:=[.T78]/[.$B$83]" office:value-type="percentage" office:value="0" calcext:value-type="percentage">
            <text:p>0.00%</text:p>
          </table:table-cell>
          <table:table-cell table:style-name="ce1" table:formula="of:=[.U78]/[.$B$83]" office:value-type="percentage" office:value="0.159113796576032" calcext:value-type="percentage">
            <text:p>15.91%</text:p>
          </table:table-cell>
          <table:table-cell table:style-name="ce1" table:formula="of:=[.V78]/[.$B$83]" office:value-type="percentage" office:value="0.00251762336354481" calcext:value-type="percentage">
            <text:p>0.25%</text:p>
          </table:table-cell>
          <table:table-cell table:style-name="ce1" table:formula="of:=[.W78]/[.$B$83]" office:value-type="percentage" office:value="0" calcext:value-type="percentage">
            <text:p>0.00%</text:p>
          </table:table-cell>
          <table:table-cell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#evaluated cells</text:p>
          </table:table-cell>
          <table:table-cell table:formula="of:=[.B78]-[.C78]" office:value-type="float" office:value="31286" calcext:value-type="float">
            <text:p>31286</text:p>
          </table:table-cell>
          <table:table-cell table:number-columns-repeated="2"/>
          <table:table-cell table:style-name="ce1"/>
          <table:table-cell table:number-columns-repeated="19"/>
        </table:table-row>
        <table:table-row table:style-name="ro1">
          <table:table-cell office:value-type="string" calcext:value-type="string">
            <text:p>#corrected cells</text:p>
          </table:table-cell>
          <table:table-cell table:formula="of:=[.J78]+[.K78]" office:value-type="float" office:value="1986" calcext:value-type="float">
            <text:p>1986</text:p>
          </table:table-cell>
          <table:table-cell table:number-columns-repeated="21"/>
          <table:table-cell table:style-name="ce1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0-9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50_59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90-99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SUMPRODUCT(([.G2:.G76]&gt;=0)*([.G2:.G76]&lt;0.1))" office:value-type="float" office:value="1" calcext:value-type="float">
            <text:p>1</text:p>
          </table:table-cell>
          <table:table-cell table:formula="of:=SUMPRODUCT(([.G2:.G76]&gt;=0.1)*([.G2:.G76]&lt;0.2))" office:value-type="float" office:value="0" calcext:value-type="float">
            <text:p>0</text:p>
          </table:table-cell>
          <table:table-cell table:formula="of:=SUMPRODUCT(([.G2:.G76]&gt;=0.2)*([.G2:.G76]&lt;0.3))" office:value-type="float" office:value="0" calcext:value-type="float">
            <text:p>0</text:p>
          </table:table-cell>
          <table:table-cell table:formula="of:=SUMPRODUCT(([.G2:.G76]&gt;=0.3)*([.G2:.G76]&lt;0.4))" office:value-type="float" office:value="2" calcext:value-type="float">
            <text:p>2</text:p>
          </table:table-cell>
          <table:table-cell table:formula="of:=SUMPRODUCT(([.G2:.G76]&gt;=0.4)*([.G2:.G76]&lt;0.5))" office:value-type="float" office:value="0" calcext:value-type="float">
            <text:p>0</text:p>
          </table:table-cell>
          <table:table-cell table:formula="of:=SUMPRODUCT(([.G2:.G76]&gt;=0.5)*([.G2:.G76]&lt;0.6))" office:value-type="float" office:value="3" calcext:value-type="float">
            <text:p>3</text:p>
          </table:table-cell>
          <table:table-cell table:formula="of:=SUMPRODUCT(([.G2:.G76]&gt;=0.6)*([.G2:.G76]&lt;0.7))" office:value-type="float" office:value="2" calcext:value-type="float">
            <text:p>2</text:p>
          </table:table-cell>
          <table:table-cell table:formula="of:=SUMPRODUCT(([.G2:.G76]&gt;=0.7)*([.G2:.G76]&lt;0.8))" office:value-type="float" office:value="8" calcext:value-type="float">
            <text:p>8</text:p>
          </table:table-cell>
          <table:table-cell table:formula="of:=SUMPRODUCT(([.G2:.G76]&gt;=0.8)*([.G2:.G76]&lt;0.9))" office:value-type="float" office:value="18" calcext:value-type="float">
            <text:p>18</text:p>
          </table:table-cell>
          <table:table-cell table:formula="of:=SUMPRODUCT(([.G2:.G76]&gt;=0.9)*([.G2:.G76]&lt;1))" office:value-type="float" office:value="29" calcext:value-type="float">
            <text:p>29</text:p>
          </table:table-cell>
          <table:table-cell table:formula="of:=SUMPRODUCT(([.G2:.G76]&gt;=1))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" table:formula="of:=[.C86]/75" office:value-type="percentage" office:value="0.0133333333333333" calcext:value-type="percentage">
            <text:p>1.33%</text:p>
          </table:table-cell>
          <table:table-cell table:style-name="ce1" table:formula="of:=[.D86]/75" office:value-type="percentage" office:value="0" calcext:value-type="percentage">
            <text:p>0.00%</text:p>
          </table:table-cell>
          <table:table-cell table:style-name="ce1" table:formula="of:=[.E86]/75" office:value-type="percentage" office:value="0" calcext:value-type="percentage">
            <text:p>0.00%</text:p>
          </table:table-cell>
          <table:table-cell table:style-name="ce1" table:formula="of:=[.F86]/75" office:value-type="percentage" office:value="0.0266666666666667" calcext:value-type="percentage">
            <text:p>2.67%</text:p>
          </table:table-cell>
          <table:table-cell table:style-name="ce1" table:formula="of:=[.G86]/75" office:value-type="percentage" office:value="0" calcext:value-type="percentage">
            <text:p>0.00%</text:p>
          </table:table-cell>
          <table:table-cell table:style-name="ce1" table:formula="of:=[.H86]/75" office:value-type="percentage" office:value="0.04" calcext:value-type="percentage">
            <text:p>4.00%</text:p>
          </table:table-cell>
          <table:table-cell table:style-name="ce1" table:formula="of:=[.I86]/75" office:value-type="percentage" office:value="0.0266666666666667" calcext:value-type="percentage">
            <text:p>2.67%</text:p>
          </table:table-cell>
          <table:table-cell table:style-name="ce1" table:formula="of:=[.J86]/75" office:value-type="percentage" office:value="0.106666666666667" calcext:value-type="percentage">
            <text:p>10.67%</text:p>
          </table:table-cell>
          <table:table-cell table:style-name="ce1" table:formula="of:=[.K86]/75" office:value-type="percentage" office:value="0.24" calcext:value-type="percentage">
            <text:p>24.00%</text:p>
          </table:table-cell>
          <table:table-cell table:style-name="ce1" table:formula="of:=[.L86]/75" office:value-type="percentage" office:value="0.386666666666667" calcext:value-type="percentage">
            <text:p>38.67%</text:p>
          </table:table-cell>
          <table:table-cell table:style-name="ce1" table:formula="of:=[.M86]/75" office:value-type="percentage" office:value="0.16" calcext:value-type="percentage">
            <text:p>16.00%</text:p>
          </table:table-cell>
          <table:table-cell table:number-columns-repeated="1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3"/>
          <table:table-cell table:style-name="ce1"/>
          <table:table-cell table:number-columns-repeated="20"/>
        </table:table-row>
        <table:table-row table:style-name="ro1" table:number-rows-repeated="1048485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5.3$Linux_X86_64 LibreOffice_project/205099f953b4b61c41106e07b17e9e5acc65037</meta:generator>
    <dc:date>2014-04-25T23:17:16.323082726</dc:date>
    <dc:creator>guillaume becan</dc:creator>
    <meta:editing-duration>PT11M28S</meta:editing-duration>
    <meta:editing-cycles>3</meta:editing-cycles>
    <meta:document-statistic meta:table-count="1" meta:cell-count="1672" meta:object-count="0"/>
  </office:meta>
</office:document-meta>
</file>